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Reflector.c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Reflector.MethodReflector( Object sourc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lector.MethodReflector( Object source , Method method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